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Automapper</text:p>
      <text:p text:style-name="P1"/>
      <text:p text:style-name="P1"><text:tab/><text:span text:style-name="T1">Install-package AutoMapper</text:span></text:p>
      <text:p text:style-name="P2"/>
      <text:p text:style-name="Standard"><text:span text:style-name="T2"><text:tab/></text:span><text:span text:style-name="T1">Object-object mapper</text:span></text:p>
      <text:p text:style-name="P2"><text:tab/>Allows you to solve the problem of manually mapping</text:p>
      <text:p text:style-name="P2"><text:tab/>Property from one class is mapped to property with the same name of other class</text:p>
      <text:p text:style-name="P2"><text:tab/><text:tab/></text:p>
      <text:p text:style-name="P2"/>
      <text:list xml:id="list6270886218875412885" text:style-name="L1">
        <text:list-item>
          <text:list>
            <text:list-item>
              <text:p text:style-name="P3">Create the mapper</text:p>
            </text:list-item>
          </text:list>
        </text:list-item>
      </text:list>
      <text:p text:style-name="P2"><text:tab/>Mapper.Initialize( cfg =&gt; cfg.CreateMap&lt;Employee, Person&gt;());</text:p>
      <text:p text:style-name="P2"><text:tab/>Person person = Mapper.Map&lt;Person&gt;(empl);</text:p>
      <text:p text:style-name="P2"/>
      <text:p text:style-name="P2"><text:tab/><text:tab/>Mapper.Initialize( cfg =&gt; </text:p>
      <text:p text:style-name="P4"><text:tab/><text:tab/>{</text:p>
      <text:p text:style-name="Standard"><text:span text:style-name="T3"><text:tab/><text:tab/><text:tab/></text:span><text:span text:style-name="T1">cfg.CreateMap&lt;Employee, </text:span><text:span text:style-name="T3">Person&gt;()</text:span></text:p>
      <text:p text:style-name="P4"><text:tab/><text:tab/><text:tab/>.ForMember(dest =&gt; dest.FullName,</text:p>
      <text:p text:style-name="P4"><text:tab/><text:tab/><text:tab/><text:tab/>opt =&gt; opt.MapFrom(src =&gt; $”{src.FirstName} {src.LastName}”));</text:p>
      <text:p text:style-name="P4"/>
      <text:p text:style-name="P4"><text:tab/><text:tab/><text:tab/>cfg.CreateMap&lt;Student, Person&gt;();</text:p>
      <text:p text:style-name="P4"><text:tab/><text:tab/>});</text:p>
      <text:p text:style-name="P2"><text:tab/>Person person = Mapper.Map&lt;Person&gt;(empl);</text:p>
      <text:p text:style-name="P2"/>
      <text:p text:style-name="Standard"><text:span text:style-name="T1"><text:tab/></text:span><text:span text:style-name="T3">Example:</text:span></text:p>
      <text:p text:style-name="P4"><text:tab/>var persons = context.Students</text:p>
      <text:p text:style-name="P4"><text:tab/><text:tab/><text:tab/>.Where(...)</text:p>
      <text:p text:style-name="P4"><text:tab/><text:tab/><text:tab/>.ProjectTo&lt;Person&gt;()</text:p>
      <text:p text:style-name="P4"><text:tab/><text:tab/><text:tab/>.ToList();</text:p>
      <text:p text:style-name="P4"/>
      <text:p text:style-name="P4"><text:tab/>Example:</text:p>
      <text:p text:style-name="P4"><text:tab/>Mapper.Initialize(cfg =&gt; cfg.CreateMap&lt;Student, Person&gt;()</text:p>
      <text:p text:style-name="P4"><text:tab/><text:tab/>.ForMember(d =&gt; d.FirstName, opt =&gt; opt.MapFrom(s =&gt; s.Name.FirstName))</text:p>
      <text:p text:style-name="P4"><text:tab/><text:tab/>.ForMember(d =&gt; d.LastName, opt =&gt; opt.MapFrom(s =&gt; s.Name.LastName)));</text:p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16M4S</meta:editing-duration>
    <meta:editing-cycles>15</meta:editing-cycles>
    <meta:generator>OpenOffice/4.1.6$Win32 OpenOffice.org_project/416m1$Build-9790</meta:generator>
    <dc:date>2019-04-06T19:09:45.73</dc:date>
    <meta:document-statistic meta:table-count="0" meta:image-count="0" meta:object-count="0" meta:page-count="1" meta:paragraph-count="27" meta:word-count="95" meta:character-count="878"/>
    <meta:user-defined meta:name="Info 1"/>
    <meta:user-defined meta:name="Info 2"/>
    <meta:user-defined meta:name="Info 3"/>
    <meta:user-defined meta:name="Info 4"/>
  </office:meta>
</office:document-meta>
</file>